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06cm"/>
    </style:style>
    <style:style style:name="co3" style:family="table-column">
      <style:table-column-properties fo:break-before="auto" style:column-width="2.82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37"/>
    <style:style style:name="ce3" style:family="table-cell" style:parent-style-name="Default" style:data-style-name="N0"/>
    <style:style style:name="ce4" style:family="table-cell" style:parent-style-name="Default">
      <style:text-properties fo:color="#000000" style:font-name="Segoe UI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</style:style>
    <style:style style:name="ce5" style:family="table-cell" style:parent-style-name="Default">
      <style:text-properties fo:color="#000000" style:font-name="Segoe UI" fo:font-size="11pt" fo:language="zxx" fo:country="none" style:font-name-asian="Segoe UI" style:font-size-asian="11pt" style:language-asian="zxx" style:country-asian="none" style:font-name-complex="Segoe UI" style:font-size-complex="11pt" style:language-complex="zxx" style:country-complex="none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Hours used</text:p>
          </table:table-cell>
          <table:table-cell/>
        </table:table-row>
        <table:table-row table:style-name="ro1">
          <table:table-cell office:value-type="date" office:date-value="2020-05-06">
            <text:p>06.05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5-08">
            <text:p>08.05.2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20-05-10">
            <text:p>10.05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5-11">
            <text:p>11.05.2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date" office:date-value="2020-05-12">
            <text:p>12.05.20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date" office:date-value="2020-05-13">
            <text:p>13.05.20</text:p>
          </table:table-cell>
          <table:table-cell office:value-type="float" office:value="4.5">
            <text:p>4,5</text:p>
          </table:table-cell>
          <table:table-cell/>
        </table:table-row>
        <table:table-row table:style-name="ro1">
          <table:table-cell office:value-type="date" office:date-value="2020-05-14">
            <text:p>14.05.20</text:p>
          </table:table-cell>
          <table:table-cell office:value-type="float" office:value="5.5">
            <text:p>5,5</text:p>
          </table:table-cell>
          <table:table-cell/>
        </table:table-row>
        <table:table-row table:style-name="ro1">
          <table:table-cell office:value-type="date" office:date-value="2020-05-15">
            <text:p>15.05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5-25">
            <text:p>25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6">
            <text:p>26.05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5-27">
            <text:p>27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8">
            <text:p>28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9">
            <text:p>29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30">
            <text:p>30.05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5-31">
            <text:p>31.05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1">
            <text:p>01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2">
            <text:p>02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3">
            <text:p>03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4">
            <text:p>04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5">
            <text:p>05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06">
            <text:p>06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8">
            <text:p>08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09">
            <text:p>09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10">
            <text:p>10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11">
            <text:p>11.06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6-12">
            <text:p>12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13">
            <text:p>13.06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6-15">
            <text:p>15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16">
            <text:p>16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17">
            <text:p>17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18">
            <text:p>18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19">
            <text:p>19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0">
            <text:p>20.06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6-22">
            <text:p>22.06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6-24">
            <text:p>24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7">
            <text:p>27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9">
            <text:p>29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30">
            <text:p>30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01">
            <text:p>01.07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7-02">
            <text:p>02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03">
            <text:p>03.07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7-06">
            <text:p>06.07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7-09">
            <text:p>09.07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7-18">
            <text:p>18.07.20</text:p>
          </table:table-cell>
          <table:table-cell table:style-name="ce3" office:value-type="float" office:value="2">
            <text:p>2</text:p>
          </table:table-cell>
          <table:table-cell table:style-name="ce3"/>
        </table:table-row>
        <table:table-row table:style-name="ro1">
          <table:table-cell office:value-type="date" office:date-value="2020-07-21">
            <text:p>21.07.20</text:p>
          </table:table-cell>
          <table:table-cell office:value-type="float" office:value="1.5">
            <text:p>1,5</text:p>
          </table:table-cell>
          <table:table-cell table:style-name="ce3"/>
        </table:table-row>
        <table:table-row table:style-name="ro1">
          <table:table-cell office:value-type="date" office:date-value="2020-07-25">
            <text:p>25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27">
            <text:p>27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29">
            <text:p>29.07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7-30">
            <text:p>30.07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7-31">
            <text:p>31.07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8-01">
            <text:p>01.08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02">
            <text:p>02.08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8-03">
            <text:p>03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04">
            <text:p>04.08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8-05">
            <text:p>05.08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8-06">
            <text:p>06.08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8-07">
            <text:p>07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08">
            <text:p>08.08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8-10">
            <text:p>10.08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8-13">
            <text:p>13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14">
            <text:p>14.08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8-15">
            <text:p>15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16">
            <text:p>16.08.20</text:p>
          </table:table-cell>
          <table:table-cell table:style-name="ce4" office:value-type="float" office:value="1">
            <text:p>1</text:p>
          </table:table-cell>
          <table:table-cell/>
        </table:table-row>
        <table:table-row table:style-name="ro1" table:number-rows-repeated="11">
          <table:table-cell table:style-name="Default"/>
          <table:table-cell table:number-columns-repeated="2"/>
        </table:table-row>
        <table:table-row table:style-name="ro2">
          <table:table-cell table:style-name="Default"/>
          <table:table-cell table:style-name="ce5" table:formula="of:=SUM([.B2:.B75])" office:value-type="float" office:value="115.75">
            <text:p>115,75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17">17.08.2020</text:date>, <text:time>01:13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9M8S</meta:editing-duration>
    <meta:editing-cycles>36</meta:editing-cycles>
    <meta:generator>OpenOffice/4.1.7$Win32 OpenOffice.org_project/417m1$Build-9800</meta:generator>
    <dc:date>2020-08-17T01:13:57.16</dc:date>
    <dc:creator>Coco </dc:creator>
    <meta:document-statistic meta:table-count="3" meta:cell-count="129" meta:object-count="0"/>
    <meta:user-defined meta:name="Info 1"/>
    <meta:user-defined meta:name="Info 2"/>
    <meta:user-defined meta:name="Info 3"/>
    <meta:user-defined meta:name="Info 4"/>
  </office:meta>
</office:document-meta>
</file>